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314299487181462" text:style-name="L1">
        <text:list-item>
          <text:p text:style-name="P1">application Gabriel (GUI + rules)</text:p>
        </text:list-item>
        <text:list-item>
          <text:p text:style-name="P1">recorder of Mr Garcia against AI</text:p>
        </text:list-item>
        <text:list-item>
          <text:p text:style-name="P1">Converter </text:p>
        </text:list-item>
        <text:list-item>
          <text:p text:style-name="P1">MCTS algorithm general</text:p>
        </text:list-item>
        <text:list-item>
          <text:p text:style-name="P1">MCTS applied to Arimaa</text:p>
        </text:list-item>
        <text:list-item>
          <text:p text:style-name="P1">MCTS applied to Connect4 (against AI Pascal Garcia) puissance4</text:p>
        </text:list-item>
        <text:list-item>
          <text:p text:style-name="P1">implement MCTS with Boost Library</text:p>
        </text:list-item>
        <text:list-item>
          <text:p text:style-name="P1">implement MCTS with memory management (array nodes table)</text:p>
        </text:list-item>
        <text:list-item>
          <text:p text:style-name="P1">implement thread parallelization</text:p>
        </text:list-item>
        <text:list-item>
          <text:p text:style-name="P1">implement cluster parallelization</text:p>
        </text:list-item>
        <text:list-item>
          <text:p text:style-name="P1">implement GPU parallelization</text:p>
        </text:list-item>
        <text:list-item>
          <text:p text:style-name="P1">MCTS chrono test (statistics)</text:p>
        </text:list-item>
        <text:list-item>
          <text:p text:style-name="P1">test algorithm MCTS (against itself), against humans</text:p>
        </text:list-item>
        <text:list-item>
          <text:p text:style-name="P1">test application</text:p>
        </text:list-item>
        <text:list-item>
          <text:p text:style-name="P1">test MCTS against other AI</text:p>
        </text:list-item>
        <text:list-item>
          <text:p text:style-name="P1">write reports</text:p>
        </text:list-item>
        <text:list-item>
          <text:p text:style-name="P1">soutenance</text:p>
        </text:list-item>
        <text:list-item>
          <text:p text:style-name="P1">docum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12-03T19:10:50.64</meta:creation-date>
    <meta:document-statistic meta:table-count="0" meta:image-count="0" meta:object-count="0" meta:page-count="1" meta:paragraph-count="18" meta:word-count="90" meta:character-count="542"/>
    <dc:date>2014-12-03T19:11:49.37</dc:date>
    <dc:creator>Dan </dc:creator>
    <meta:editing-duration>PT58S</meta:editing-duration>
    <meta:editing-cycles>1</meta:editing-cycles>
    <meta:generator>OpenOffice/4.1.1$Win32 OpenOffice.org_project/411m6$Build-9775</meta:generator>
  </office:meta>
</office:document-meta>
</file>